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a2"/>
    </style:style>
    <style:style style:name="P2" style:family="paragraph" style:parent-style-name="Standard">
      <style:text-properties officeooo:rsid="00138ca2" officeooo:paragraph-rsid="00138ca2"/>
    </style:style>
    <style:style style:name="P3" style:family="paragraph" style:parent-style-name="Standard">
      <style:text-properties officeooo:rsid="00138ca2" officeooo:paragraph-rsid="003104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38ca2" style:font-weight-asian="bold" style:font-weight-complex="bold"/>
    </style:style>
    <style:style style:name="P6" style:family="paragraph" style:parent-style-name="Standard">
      <style:text-properties officeooo:rsid="001bbb26" officeooo:paragraph-rsid="001bbb26"/>
    </style:style>
    <style:style style:name="P7" style:family="paragraph" style:parent-style-name="Standard">
      <style:text-properties officeooo:paragraph-rsid="0020f598"/>
    </style:style>
    <style:style style:name="P8" style:family="paragraph" style:parent-style-name="Standard">
      <style:text-properties fo:font-weight="normal" officeooo:rsid="0026a223" officeooo:paragraph-rsid="0026a223" style:font-weight-asian="normal" style:font-weight-complex="normal"/>
    </style:style>
    <style:style style:name="P9" style:family="paragraph" style:parent-style-name="Standard">
      <style:paragraph-properties fo:margin-top="0in" fo:margin-bottom="0.1965in" loext:contextual-spacing="false"/>
    </style:style>
    <style:style style:name="P10" style:family="paragraph" style:parent-style-name="Standard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173554" officeooo:paragraph-rsid="0031041e"/>
    </style:style>
    <style:style style:name="T1" style:family="text">
      <style:text-properties officeooo:rsid="00138ca2"/>
    </style:style>
    <style:style style:name="T2" style:family="text">
      <style:text-properties officeooo:rsid="00151ca5"/>
    </style:style>
    <style:style style:name="T3" style:family="text">
      <style:text-properties officeooo:rsid="0016c88e"/>
    </style:style>
    <style:style style:name="T4" style:family="text">
      <style:text-properties officeooo:rsid="00173554"/>
    </style:style>
    <style:style style:name="T5" style:family="text">
      <style:text-properties officeooo:rsid="0018a58b"/>
    </style:style>
    <style:style style:name="T6" style:family="text">
      <style:text-properties officeooo:rsid="001a6212"/>
    </style:style>
    <style:style style:name="T7" style:family="text">
      <style:text-properties officeooo:rsid="001bbb26"/>
    </style:style>
    <style:style style:name="T8" style:family="text">
      <style:text-properties officeooo:rsid="001d5337"/>
    </style:style>
    <style:style style:name="T9" style:family="text">
      <style:text-properties officeooo:rsid="001f0924"/>
    </style:style>
    <style:style style:name="T10" style:family="text">
      <style:text-properties officeooo:rsid="00204bcd"/>
    </style:style>
    <style:style style:name="T11" style:family="text">
      <style:text-properties officeooo:rsid="0021bf01"/>
    </style:style>
    <style:style style:name="T12" style:family="text">
      <style:text-properties officeooo:rsid="00226d24"/>
    </style:style>
    <style:style style:name="T13" style:family="text">
      <style:text-properties officeooo:rsid="00245d10"/>
    </style:style>
    <style:style style:name="T14" style:family="text">
      <style:text-properties officeooo:rsid="0024db91"/>
    </style:style>
    <style:style style:name="T15" style:family="text">
      <style:text-properties officeooo:rsid="0027c421"/>
    </style:style>
    <style:style style:name="T16" style:family="text">
      <style:text-properties officeooo:rsid="00284618"/>
    </style:style>
    <style:style style:name="T17" style:family="text">
      <style:text-properties officeooo:rsid="002f239c"/>
    </style:style>
    <style:style style:name="T18" style:family="text">
      <style:text-properties officeooo:rsid="003218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rojektir</text:span>yhmän nimenä muurahaiset agileo:</text:p>
      <text:p text:style-name="P5"/>
      <text:p text:style-name="P8"><text:span text:style-name="T17">Muurahaiset agileon t</text:span>uotoksen esittelyä… <text:span text:style-name="T15">Lähdetään liikkeelle ryhmän rooleista ja yleisestä puolesta. Kerron tässä etenemistä ja Harri näyttää hetken kuluttua Spring Tool Suite:ssa käytännön puolta sovelluksen ajamisesta.</text:span></text:p>
      <text:p text:style-name="P5"/>
      <text:p text:style-name="P1"/>
      <text:p text:style-name="P3"><text:span text:style-name="T14">Muurahaiset agileo projektir</text:span>yhmän jäsenet <text:span text:style-name="T16">kolmen hengen tiimissä</text:span> Harri Mäenpää, Ossi Rantapuska ja Jari-Matti Seppälä. </text:p>
      <text:p text:style-name="P3"/>
      <text:p text:style-name="P3"><text:span text:style-name="T8">Ossi ei päässyt autokyydin lähdön vuoksi videon tekoon mukaan mutta nauhoituksessa parhaillaan mukana siis ryhmästä Harri ja Jari-Matti.</text:span> Harri oli projektin <text:span text:style-name="T15">S</text:span>crum <text:span text:style-name="T15">M</text:span>aster, <text:span text:style-name="T9">Ossi hoiti pääosan käyttöliittymäpuolesta</text:span> ja Jari-Matti toimi build masterina ajaen Jenkinsiä päivittäin ja tarkistaen käännösten tilan siellä päässä paikallis<text:span text:style-name="T4">t</text:span>en ajojen ohella. </text:p>
      <text:p text:style-name="P3"/>
      <text:p text:style-name="P11">Ajot menivät pääasiassa läpi jenkinsin päässä kaatuen joskus lähinnä testeihin. Testejä korjattiin ja sen myötä jenkins ajot menivät jälleen läpi. Build masterina toiminen toi hyvää kokemusta sovelluksen seuraamisesta Jenkinsin päässä.</text:p>
      <text:p text:style-name="P2"/>
      <text:p text:style-name="P2">Projektin tuotos löytyy osoitteesta <text:a xlink:type="simple" xlink:href="http://www.github.com/muurahaisetagileo" text:style-name="Internet_20_link" text:visited-style-name="Visited_20_Internet_20_Link">www.github.com/muurahaisetagileo</text:a>. Sieltä klikataan akkis.</text:p>
      <text:p text:style-name="Standard"/>
      <text:p text:style-name="P10">Projektissa käytetyt tekniikat:</text:p>
      <text:p text:style-name="P9">- <text:span text:style-name="T1">Projektissa l</text:span>ähdettiin liikkelle Internetistä löyty<text:span text:style-name="T6">neestä Harrin löytämästä</text:span> primefaces-projektista, <text:span text:style-name="T1">jota lähdettiin soveltamaan Akkiksen tarpeisiin uudessa workspacessa. Tuosta projektista saatiin heti alussa hyvä pohja login-toiminnan toteutukseen, joka esitellään hetken päästä sovellusta ajaessa. Joitakin polkuja muutettiin projektin .classpath-tiedostossa, jotta saatiin ryhmälle pysyviä yhteneväisiä polkuja myös versionhallinnan latausten jälkeen koska poluissa todettiin alkuvaiheessa ongelmia osassa kirjastoja.</text:span></text:p>
      <text:p text:style-name="Standard"> Tekniikoina <text:span text:style-name="T5">projektissa</text:span> käytössä olivat JPA, SPRING ja käyttöliittymäpuolella <text:span text:style-name="T5">XHTML</text:span>-sivut,</text:p>
      <text:p text:style-name="Standard"> <text:span text:style-name="T6">jotka hyödyntivät</text:span> <text:span text:style-name="T1">samalla</text:span> primefaces-komponentteja</text:p>
      <text:p text:style-name="Standard"/>
      <text:p text:style-name="P10"><text:span text:style-name="T2">Sovelluksen</text:span> <text:span text:style-name="T2">e</text:span>ri kerrokset:</text:p>
      <text:p text:style-name="P9"> - Sovellus jakautuu JPA-kerrokseen, transaktiokerrokseen ja Spring kerrokseen.</text:p>
      <text:p text:style-name="P7">- Paketteja on luotu sovelluksessa luokkien mukaisesti, esimerkiksi fi.agileo.primefaces.beans.contact <text:span text:style-name="T10">ja fi.agileo.primefaces.beans.contract</text:span>.</text:p>
      <text:p text:style-name="P7"/>
      <text:p text:style-name="P7"><text:span text:style-name="T7">- Data-kansiosta löytyvät</text:span> <text:span text:style-name="T5">SQL-skriptit tietokannan luontiin, joilla saa tietokannan uudelleen käyttöön tietokannan tyhjentämisen jälkeen.</text:span></text:p>
      <text:p text:style-name="Standard"/>
      <text:p text:style-name="P6">- Docs-kansio on varattu dokumenteille.</text:p>
      <text:p text:style-name="Standard"/>
      <text:p text:style-name="P4"><text:span text:style-name="T3">Sovelluksen esiteltävistä t</text:span>oim<text:span text:style-name="T1">inn</text:span>oista <text:span text:style-name="T5">sovelluksen ajovaiheessa</text:span>:</text:p>
      <text:p text:style-name="Standard">- <text:span text:style-name="T1">Run on Server -&gt;</text:span> Login, <text:span text:style-name="T5">aluksi login failed ilmoituksen esittäminen ja sen jälkeen onnistunut kirjautuminen admin admin tunnuksilla.</text:span></text:p>
      <text:p text:style-name="Standard">- Pääsivulle paluu <text:span text:style-name="T1">back to main page linkistä. Back to main page linkki on lisätty kaikille tarpeellisille sivuille.</text:span></text:p>
      <text:p text:style-name="Standard">- <text:span text:style-name="T12">Uuden käyttäjän luonti</text:span></text:p>
      <text:p text:style-name="Standard">- Kontaktin luonti</text:p>
      <text:p text:style-name="Standard"><text:soft-page-break/>- <text:span text:style-name="T13">Kontaktien listaaminen</text:span></text:p>
      <text:p text:style-name="Standard">- <text:span text:style-name="T11">ContactCompanyn luominen</text:span></text:p>
      <text:p text:style-name="Standard">- <text:span text:style-name="T5">Logout-uloskirjautuminen.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10 </meta:initial-creator>
    <meta:creation-date>2015-11-20T15:43:29.862158911</meta:creation-date>
    <dc:date>2015-11-20T17:19:59.105738861</dc:date>
    <dc:creator>oppi8 </dc:creator>
    <meta:editing-duration>PT58M51S</meta:editing-duration>
    <meta:editing-cycles>28</meta:editing-cycles>
    <meta:generator>LibreOffice/4.4.3.2$Linux_X86_64 LibreOffice_project/40m0$Build-2</meta:generator>
    <meta:document-statistic meta:table-count="0" meta:image-count="0" meta:object-count="0" meta:page-count="2" meta:paragraph-count="23" meta:word-count="293" meta:character-count="2610" meta:non-whitespace-character-count="2334"/>
  </office:meta>
</office:document-meta>
</file>